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rial" svg:font-family="arial, sans-serif"/>
    <style:font-face style:name="Liberation Mono" svg:font-family="'Liberation Mono'" style:font-family-generic="modern" style:font-pitch="fixed"/>
    <style:font-face style:name="Miriam Fixed" svg:font-family="'Miriam Fixed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2pt" officeooo:paragraph-rsid="00047339" style:font-size-asian="12pt" style:font-size-complex="12pt"/>
    </style:style>
    <style:style style:name="P2" style:family="paragraph" style:parent-style-name="Standard">
      <style:text-properties style:font-name="Liberation Serif" fo:font-size="12pt" fo:language="en" fo:country="US" officeooo:rsid="00047339" officeooo:paragraph-rsid="00146470" style:font-size-asian="12pt" style:font-size-complex="12pt"/>
    </style:style>
    <style:style style:name="P3" style:family="paragraph" style:parent-style-name="Standard">
      <style:text-properties style:font-name="Liberation Serif" fo:font-size="12pt" fo:language="en" fo:country="US" officeooo:rsid="001dc528" officeooo:paragraph-rsid="001dc528" style:font-size-asian="12pt" style:font-size-complex="12pt"/>
    </style:style>
    <style:style style:name="P4" style:family="paragraph" style:parent-style-name="Standard">
      <style:text-properties style:font-name="Liberation Serif" fo:font-size="12pt" fo:language="en" fo:country="US" fo:font-style="normal" fo:font-weight="normal" officeooo:rsid="00186f05" officeooo:paragraph-rsid="00186f05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text-properties fo:color="#000000" style:font-name="Miriam Fixed" officeooo:paragraph-rsid="00146470"/>
    </style:style>
    <style:style style:name="P6" style:family="paragraph" style:parent-style-name="Standard">
      <style:text-properties style:font-name="Miriam Fixed" fo:font-size="12pt" officeooo:paragraph-rsid="00047339" style:font-size-asian="12pt" style:font-size-complex="12pt"/>
    </style:style>
    <style:style style:name="P7" style:family="paragraph" style:parent-style-name="Standard">
      <style:text-properties fo:color="#3465a4" style:font-name="Liberation Serif" fo:font-size="16pt" fo:language="en" fo:country="US" fo:font-weight="bold" officeooo:rsid="00047339" officeooo:paragraph-rsid="00047339" style:font-size-asian="16pt" style:font-weight-asian="bold" style:font-size-complex="16pt" style:font-weight-complex="bold"/>
    </style:style>
    <style:style style:name="P8" style:family="paragraph" style:parent-style-name="Standard">
      <style:text-properties officeooo:paragraph-rsid="001da626"/>
    </style:style>
    <style:style style:name="P9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color="#000000" style:font-name="Miriam Fixed" officeooo:paragraph-rsid="00146470"/>
    </style:style>
    <style:style style:name="P10" style:family="paragraph" style:parent-style-name="Standard">
      <style:text-properties style:font-name="Liberation Serif" fo:font-size="12pt" fo:language="en" fo:country="US" officeooo:rsid="001dc528" officeooo:paragraph-rsid="001dc528" style:font-size-asian="12pt" style:font-size-complex="12pt"/>
    </style:style>
    <style:style style:name="P11" style:family="paragraph" style:parent-style-name="Standard">
      <style:text-properties style:font-name="Liberation Serif" fo:font-size="12pt" fo:language="en" fo:country="US" officeooo:rsid="001dc528" officeooo:paragraph-rsid="001f26c6" style:font-size-asian="12pt" style:font-size-complex="12pt"/>
    </style:style>
    <style:style style:name="P12" style:family="paragraph" style:parent-style-name="Standard">
      <style:text-properties style:font-name="Liberation Serif" fo:font-size="12pt" fo:language="en" fo:country="US" officeooo:rsid="001dc528" officeooo:paragraph-rsid="0020e15f" style:font-size-asian="12pt" style:font-size-complex="12pt"/>
    </style:style>
    <style:style style:name="P13" style:family="paragraph" style:parent-style-name="Standard">
      <style:text-properties style:font-name="Liberation Serif" fo:font-size="12pt" fo:language="en" fo:country="US" officeooo:rsid="001dc528" officeooo:paragraph-rsid="00230299" style:font-size-asian="12pt" style:font-size-complex="12pt"/>
    </style:style>
    <style:style style:name="P14" style:family="paragraph" style:parent-style-name="Standard">
      <style:text-properties style:font-name="Liberation Serif" fo:font-size="12pt" fo:language="en" fo:country="US" officeooo:rsid="001dc528" officeooo:paragraph-rsid="002345ba" style:font-size-asian="12pt" style:font-size-complex="12pt"/>
    </style:style>
    <style:style style:name="P15" style:family="paragraph" style:parent-style-name="Standard">
      <style:text-properties style:font-name="Liberation Serif" fo:font-size="12pt" fo:language="en" fo:country="US" officeooo:rsid="001dc528" officeooo:paragraph-rsid="001da626" style:font-size-asian="12pt" style:font-size-complex="12pt"/>
    </style:style>
    <style:style style:name="P16" style:family="paragraph" style:parent-style-name="Standard">
      <style:text-properties style:font-name="Liberation Serif" fo:font-size="12pt" fo:language="en" fo:country="US" fo:font-style="normal" fo:font-weight="normal" officeooo:rsid="001f26c6" officeooo:paragraph-rsid="001f26c6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text-properties officeooo:paragraph-rsid="0020e15f"/>
    </style:style>
    <style:style style:name="P18" style:family="paragraph" style:parent-style-name="Standard">
      <style:text-properties officeooo:paragraph-rsid="00213821"/>
    </style:style>
    <style:style style:name="P19" style:family="paragraph" style:parent-style-name="Standard">
      <style:text-properties officeooo:paragraph-rsid="002157e3"/>
    </style:style>
    <style:style style:name="P20" style:family="paragraph" style:parent-style-name="Standard">
      <style:text-properties officeooo:paragraph-rsid="002345ba"/>
    </style:style>
    <style:style style:name="P21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style:font-name="Liberation Serif" fo:font-size="12pt" fo:language="en" fo:country="US" officeooo:rsid="001dc528" officeooo:paragraph-rsid="001da626" style:font-size-asian="12pt" style:font-size-complex="12pt"/>
    </style:style>
    <style:style style:name="T1" style:family="text">
      <style:text-properties fo:font-size="10pt" fo:language="en" fo:country="US" officeooo:rsid="00146470" style:font-size-asian="10pt" style:font-size-complex="10pt"/>
    </style:style>
    <style:style style:name="T2" style:family="text">
      <style:text-properties fo:font-size="10pt" fo:language="en" fo:country="US" officeooo:rsid="00047339" style:font-size-asian="10pt" style:font-size-complex="10pt"/>
    </style:style>
    <style:style style:name="T3" style:family="text">
      <style:text-properties fo:font-size="12pt" fo:language="en" fo:country="US" officeooo:rsid="00047339" style:font-size-asian="12pt" style:font-size-complex="12pt"/>
    </style:style>
    <style:style style:name="T4" style:family="text">
      <style:text-properties fo:color="#233143" style:font-name="Liberation Serif" fo:font-size="12pt" fo:letter-spacing="normal" fo:language="en" fo:country="US" fo:font-style="normal" fo:font-weight="normal" officeooo:rsid="001da626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5" style:family="text">
      <style:text-properties fo:color="#233143" style:font-name="Liberation Serif" fo:font-size="12pt" fo:letter-spacing="normal" fo:language="en" fo:country="US" fo:font-style="normal" fo:font-weight="normal" officeooo:rsid="002157e3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6" style:family="text">
      <style:text-properties fo:color="#233143" style:font-name="Liberation Serif" fo:font-size="12pt" fo:letter-spacing="normal" fo:language="en" fo:country="US" fo:font-style="normal" fo:font-weight="normal" officeooo:rsid="0022b947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7" style:family="text">
      <style:text-properties fo:color="#233143" style:font-name="Liberation Serif" fo:font-size="12pt" fo:letter-spacing="normal" fo:language="en" fo:country="US" fo:font-style="normal" fo:font-weight="normal" officeooo:rsid="00230299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8" style:family="text">
      <style:text-properties fo:color="#233143" style:font-name="Liberation Serif" fo:font-size="12pt" fo:letter-spacing="normal" fo:language="en" fo:country="US" fo:font-style="normal" fo:font-weight="normal" officeooo:rsid="001dc528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9" style:family="text">
      <style:text-properties fo:color="#233143" style:font-name="Liberation Serif" fo:font-size="12pt" fo:letter-spacing="normal" fo:language="en" fo:country="US" fo:font-style="normal" fo:font-weight="normal" officeooo:rsid="001da626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10" style:family="text">
      <style:text-properties fo:color="#233143" style:font-name="Liberation Serif" fo:font-size="12pt" fo:letter-spacing="normal" fo:language="en" fo:country="US" fo:font-style="normal" fo:font-weight="normal" officeooo:rsid="002345ba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11" style:family="text">
      <style:text-properties style:font-name="Liberation Serif" fo:font-size="12pt" fo:language="en" fo:country="US" fo:font-style="normal" fo:font-weight="normal" officeooo:rsid="00186f05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style:font-name="Liberation Serif" fo:font-size="12pt" fo:language="en" fo:country="US" fo:font-style="normal" fo:font-weight="normal" officeooo:rsid="0020e15f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style:font-name="Liberation Serif" fo:font-size="12pt" fo:letter-spacing="normal" fo:language="en" fo:country="US" fo:font-style="normal" fo:font-weight="normal" officeooo:rsid="00186f05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14" style:family="text">
      <style:text-properties style:font-name="Liberation Serif" fo:font-size="12pt" fo:letter-spacing="normal" fo:language="en" fo:country="US" fo:font-style="normal" fo:font-weight="normal" officeooo:rsid="00199ccd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15" style:family="text">
      <style:text-properties style:font-name="Liberation Serif" fo:font-size="12pt" fo:letter-spacing="normal" fo:language="en" fo:country="US" fo:font-style="normal" fo:font-weight="normal" officeooo:rsid="001dc528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16" style:family="text">
      <style:text-properties style:font-name="Liberation Serif" fo:font-size="12pt" fo:letter-spacing="normal" fo:language="en" fo:country="US" fo:font-style="normal" fo:font-weight="normal" officeooo:rsid="00213821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17" style:family="text">
      <style:text-properties style:font-name="Liberation Serif" fo:font-size="12pt" fo:letter-spacing="normal" fo:language="en" fo:country="US" fo:font-style="normal" fo:font-weight="normal" officeooo:rsid="002157e3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18" style:family="text">
      <style:text-properties officeooo:rsid="001dc528"/>
    </style:style>
    <style:style style:name="T19" style:family="text">
      <style:text-properties fo:font-variant="normal" fo:text-transform="none" fo:color="#222222" style:font-name="arial" fo:font-size="21pt" fo:letter-spacing="normal" fo:language="en" fo:country="US" fo:font-style="normal" fo:font-weight="normal" officeooo:rsid="001da626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20" style:family="text">
      <style:text-properties fo:font-variant="normal" fo:text-transform="none" fo:color="#222222" style:font-name="Liberation Serif" fo:font-size="21pt" fo:letter-spacing="normal" fo:language="en" fo:country="US" fo:font-style="normal" fo:font-weight="normal" officeooo:rsid="001da626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21" style:family="text">
      <style:text-properties fo:font-variant="normal" fo:text-transform="none" fo:color="#222222" style:font-name="Liberation Serif" fo:font-size="12pt" fo:letter-spacing="normal" fo:language="en" fo:country="US" fo:font-style="normal" fo:font-weight="normal" officeooo:rsid="001da626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22" style:family="text">
      <style:text-properties fo:font-variant="normal" fo:text-transform="none" fo:color="#222222" style:font-name="Liberation Serif" fo:font-size="12pt" fo:letter-spacing="normal" fo:language="en" fo:country="US" fo:font-style="normal" fo:font-weight="normal" officeooo:rsid="002345ba" style:font-size-asian="12pt" style:font-style-asian="normal" style:font-weight-asian="normal" style:font-size-complex="12pt" style:font-style-complex="normal" style:font-weight-complex="normal" loext:padding="0cm" loext:border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P7">Igor Berdnikov</text:p>
      <text:p text:style-name="P6">Front-End Software Engineer</text:p>
      <text:p text:style-name="P1"/>
      <text:p text:style-name="P5"><text:span text:style-name="T1">mail: <text:s text:c="2"/>f</text:span><text:span text:style-name="T2">enrir.new@gmail.com<text:tab/> </text:span></text:p>
      <text:p text:style-name="P5"><text:span text:style-name="T1">phone: <text:s/></text:span><text:span text:style-name="T2">+7-906-1077988<text:tab/></text:span></text:p>
      <text:p text:style-name="P9"><text:span text:style-name="T1">github: </text:span><text:span text:style-name="T2">github.com/Fenrir1</text:span><text:span text:style-name="T3"> </text:span></text:p>
      <text:p text:style-name="P2"/>
      <text:p text:style-name="P16">Hi <text:s/><text:span text:style-name="T18">Alicea. I’m well and hope so are you.</text:span></text:p>
      <text:p text:style-name="P4"/>
      <text:p text:style-name="P17"><text:span text:style-name="T11">Great to see </text:span><text:span text:style-name="T12">such interesting offer</text:span><text:span text:style-name="T11">.</text:span></text:p>
      <text:p text:style-name="P18"><text:span text:style-name="Emphasis"><text:span text:style-name="T13">I’</text:span></text:span><text:span text:style-name="Emphasis"><text:span text:style-name="T17">ll be glad to</text:span></text:span><text:span text:style-name="Emphasis"><text:span text:style-name="T14"> h</text:span></text:span><text:span text:style-name="Emphasis"><text:span text:style-name="T13">elp </text:span></text:span><text:span text:style-name="Emphasis"><text:span text:style-name="T15">Lambda </text:span></text:span><text:span text:style-name="Emphasis"><text:span text:style-name="T17">team in</text:span></text:span><text:span text:style-name="Emphasis"><text:span text:style-name="T13"> upcoming “</text:span></text:span><text:span text:style-name="Emphasis"><text:span text:style-name="T16">e</text:span></text:span><text:span text:style-name="Emphasis"><text:span text:style-name="T15">xciting times</text:span></text:span><text:span text:style-name="Emphasis"><text:span text:style-name="T13">”</text:span></text:span><text:span text:style-name="Emphasis"><text:span text:style-name="T14">.</text:span></text:span></text:p>
      <text:p text:style-name="P19"><text:span text:style-name="Emphasis"><text:span text:style-name="T5">If some key technology or experience level is missing in my CV, <text:s/>I ensure you that I’m extremely fast learning person.</text:span></text:span></text:p>
      <text:p text:style-name="P20"><text:span text:style-name="Emphasis"><text:span text:style-name="T22">L</text:span></text:span><text:span text:style-name="Emphasis"><text:span text:style-name="T21">ook</text:span></text:span><text:span text:style-name="Emphasis"><text:span text:style-name="T22">ing</text:span></text:span><text:span text:style-name="Emphasis"><text:span text:style-name="T21"> forward</text:span></text:span><text:span text:style-name="Emphasis"><text:span text:style-name="T4"> </text:span></text:span><text:span text:style-name="Emphasis"><text:span text:style-name="T10">to try </text:span></text:span><text:span text:style-name="Emphasis"><text:span text:style-name="T8">a coding challenge/</text:span></text:span><text:span text:style-name="Emphasis"><text:span text:style-name="T4"><text:line-break/></text:span></text:span></text:p>
      <text:p text:style-name="P8"><text:span text:style-name="Emphasis"><text:span text:style-name="T4">Thank you for your consideration, </text:span></text:span></text:p>
      <text:p text:style-name="P8"><text:span text:style-name="Emphasis"><text:span text:style-name="T4">Igor Berdnikov.</text:span></text:span></text:p>
      <text:p text:style-name="P15"/>
      <text:p text:style-name="P21"/>
      <text:p text:style-name="P15"/>
      <text:p text:style-name="P3"/>
      <text:p text:style-name="P11">Hi Игорь, Hope all is well. </text:p>
      <text:p text:style-name="P12">I wanted to contact you as we are currently seeking Software Development Engineers at all levels to join the Lambda team in our Dublin office. </text:p>
      <text:p text:style-name="P12">It’s a pretty cool team and one of our newest and widely used AWS services.</text:p>
      <text:p text:style-name="P12">Exciting times ahead :) </text:p>
      <text:p text:style-name="P13">We are building the most scalable software systems on earth and need engineers to shape and drive it! <text:bookmark text:name="ember436"/><text:a xlink:type="simple" xlink:href="https://www.youtube.com/watch?v=xmacMfbrG28" office:target-frame-name="_blank" xlink:show="new" text:style-name="Internet_20_link" text:visited-style-name="Visited_20_Internet_20_Link">https://www.youtube.com/watch?v=xmacMfbrG28</text:a> <text:bookmark text:name="ember437"/><text:a xlink:type="simple" xlink:href="https://firecracker-microvm.github.io/" office:target-frame-name="_blank" xlink:show="new" text:style-name="Internet_20_link" text:visited-style-name="Visited_20_Internet_20_Link">https://firecracker-microvm.github.io</text:a>/ </text:p>
      <text:p text:style-name="P13"/>
      <text:p text:style-name="P13">If you would like to try a coding challenge, could you attach your CV for review? </text:p>
      <text:p text:style-name="P13"/>
      <text:p text:style-name="P14">Please also see attached an FAQ. </text:p>
      <text:p text:style-name="P14">We also support relocation and visa application. </text:p>
      <text:p text:style-name="P14">Thanks! Alicea Alicea Healy Technical Recruiter at Amazon Web Services (AWS) 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arial" svg:font-family="arial, sans-serif"/>
    <style:font-face style:name="Liberation Mono" svg:font-family="'Liberation Mono'" style:font-family-generic="modern" style:font-pitch="fixed"/>
    <style:font-face style:name="Miriam Fixed" svg:font-family="'Miriam Fixed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5T14:45:26.423000000</meta:creation-date>
    <meta:editing-duration>PT1H26M19S</meta:editing-duration>
    <meta:editing-cycles>12</meta:editing-cycles>
    <meta:generator>LibreOffice/6.1.0.3$Windows_X86_64 LibreOffice_project/efb621ed25068d70781dc026f7e9c5187a4decd1</meta:generator>
    <dc:date>2020-03-06T15:45:54.229000000</dc:date>
    <meta:document-statistic meta:table-count="0" meta:image-count="0" meta:object-count="0" meta:page-count="1" meta:paragraph-count="21" meta:word-count="182" meta:character-count="1166" meta:non-whitespace-character-count="986"/>
  </office:meta>
</office:document-meta>
</file>